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fNodeLayoutManager.addKnuthElementsForBorderPaddingStart( List return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afNodeLayoutManager.addAreas( PositionIterator posIter , Layou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eafNodeLayoutManager.hyphenate( Position pos , HyphContext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NodeLayoutManager.offsetArea( InlineArea area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widthAdjustArea( InlineArea area , Layout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afNode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getEffectiv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getParent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NodeLayoutManager.getWordChars( StringBuffer sbChars , 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NodeLayoutManager.addKnuthElementsForBorderPaddingEnd( List return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afNodeLayoutManager.makeAlignmen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removeWordSpace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getAllocationIPD( int ref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LeafNodeLayou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NodeLayoutManager.getChangedKnuthElements( List oldList , int alig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afNodeLayoutManager.applyChanges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fNodeLayoutManager.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getNextKnuthElements( LayoutContext context , int alig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eafNodeLayoutManager.setCurrentArea( InlineArea 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LeafNodeLayoutManager( FObj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Info.AreaInfo( short iLS , MinOptMax ipd , boolean bHyph , AlignmentContext alignm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afNodeLayoutManager.addALetterSpaceTo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LayoutManager.setCommonBorderPaddingBackground( CommonBorderPaddingBackground commonBorderPadding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